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 style:list-style-name="L1">
      <style:text-properties fo:font-size="14pt" style:font-size-asian="14pt" style:font-size-complex="14pt"/>
    </style:style>
    <style:style style:name="P6" style:family="paragraph" style:parent-style-name="Standard" style:list-style-name="L2">
      <style:text-properties fo:font-size="14pt" style:font-size-asian="14pt" style:font-size-complex="14pt"/>
    </style:style>
    <style:style style:name="P7" style:family="paragraph" style:parent-style-name="Standard" style:list-style-name="L4">
      <style:text-properties fo:font-size="14pt" style:font-size-asian="14pt" style:font-size-complex="14pt"/>
    </style:style>
    <style:style style:name="P8" style:family="paragraph" style:parent-style-name="Standard" style:list-style-name="L2"/>
    <style:style style:name="P9" style:family="paragraph" style:parent-style-name="Standard" style:list-style-name="L4"/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0c65a5" style:text-line-through-style="none" style:font-name="Helvetica Neue" fo:font-size="11.2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222222" style:font-name="Helvetica Neue" fo:font-size="11.25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talenia projektowe – Kontroler</text:p>
      <text:p text:style-name="P2"/>
      <text:p text:style-name="P1">Osoba odpowiedzialna:</text:p>
      <text:p text:style-name="P1">TJ (sigrond)</text:p>
      <text:p text:style-name="P1"/>
      <text:p text:style-name="P1">Środowisko:</text:p>
      <text:p text:style-name="P1">C++11 + sockets + pthread / thread z C++11</text:p>
      <text:p text:style-name="P1"/>
      <text:p text:style-name="P1">Założenia:</text:p>
      <text:list xml:id="list5977549240635252970" text:style-name="L1">
        <text:list-item>
          <text:p text:style-name="P5">Kontroler powinien zostać uruchomiony zanim użytkownik zacznie wprowadzać polecenia do GUI (lub innymi słowy: zanim widok zacznie wysyłać zapytania).</text:p>
        </text:list-item>
        <text:list-item>
          <text:p text:style-name="P5">Kontroler po uruchomieniu tworzy gniazdo (socket) w nowym wątku (lub wątkach – fork server) i nasłuchuje na porcie. Po nawiązaniu połączenia może obsługiwać polecenia (data):</text:p>
          <text:list>
            <text:list-item>
              <text:p text:style-name="P5">Wprowadzanie lub modyfikowanie danych i ustawień.</text:p>
            </text:list-item>
            <text:list-item>
              <text:p text:style-name="P5">Uruchomienie obliczeń (algorytm ewolucyjny w modelu).</text:p>
            </text:list-item>
            <text:list-item>
              <text:p text:style-name="P5">Zwracanie stanu obliczeń lub wyniku.</text:p>
            </text:list-item>
            <text:list-item>
              <text:p text:style-name="P5">Zatrzymywanie obliczeń</text:p>
            </text:list-item>
          </text:list>
        </text:list-item>
        <text:list-item>
          <text:p text:style-name="P5">Kontroler przekazuje dane i ustawienia do modelu, oraz pobiera z niego stan i wyniki.</text:p>
        </text:list-item>
        <text:list-item>
          <text:p text:style-name="P5">Kontroler zażądza życiem modelu, uruchamia go w osobnym wątku (lub wątkach). Może też zażądzić zatrzymywanie wątków modelu.</text:p>
        </text:list-item>
      </text:list>
      <text:p text:style-name="P1"/>
      <text:p text:style-name="P1">Ustalenia komunikacji MVC:</text:p>
      <text:list xml:id="list7185514671766502767" text:style-name="L2">
        <text:list-item>
          <text:p text:style-name="P6">Komunikacja z widokiem</text:p>
          <text:list>
            <text:list-item>
              <text:p text:style-name="P8"><text:span text:style-name="T1">Kontroler NIE serwuje pliku widoku, ewentualnie może go uruchomić przez shella lub kontroler i widok mogą zostać uruchomione skryptem.</text:span></text:p>
            </text:list-item>
          </text:list>
        </text:list-item>
      </text:list>
      <text:list xml:id="list4199814100427623616" text:style-name="L4">
        <text:list-item>
          <text:list>
            <text:list-item>
              <text:p text:style-name="P7">Spodziewam się, że widok będzie plikiem HTML otwieranym w przeglądarce i będzie używał JavaScript/jQuery/AJAX get do wysyłania (prostych) zapytań HTMLowych do kontrolera. Aczkolwiek dzięki zastosowaniu wzorca MVC i wykożystaniu socketów do komunikacji można widok wymienić na zupełnie inny w innej technologii o ile będzie się stosował do ustaleń protokołu komunikacji.</text:p>
            </text:list-item>
            <text:list-item>
              <text:p text:style-name="P9"><text:span text:style-name="T1">Do komunikacji będzie potrzebne częściowe zaimplementowanie </text:span><text:span text:style-name="T3">HTTP/1.1</text:span><text:span text:style-name="T1"> - </text:span><text:a xlink:type="simple" xlink:href="http://www.ietf.org/rfc/rfc2616.txt" text:style-name="Internet_20_link" text:visited-style-name="Visited_20_Internet_20_Link">RFC 2616</text:a><text:span text:style-name="T2">.</text:span><text:span text:style-name="T1"> Chodzi głównie oczywiście o sam nagłówek.</text:span></text:p>
            </text:list-item>
            <text:list-item>
              <text:p text:style-name="P9"><text:span text:style-name="T1">Odpowiedzi i dzałania kontrolera będą zależały od sekcji data w get. Niech na chwilę obecną będzie</text:span></text:p>
              <text:list>
                <text:list-header>
                  <text:p text:style-name="P9"><text:span text:style-name="T1">{polecenie: 'dane', nazwa_parametru: 'wartość_parametru'}</text:span></text:p>
                  <text:p text:style-name="P9"><text:span text:style-name="T1">{polecenie: 'licz'}</text:span></text:p>
                  <text:p text:style-name="P9"><text:span text:style-name="T1">{polecenie: 'wynik'}</text:span></text:p>
                  <text:p text:style-name="P9"><text:span text:style-name="T1">{polecenie: 'stop'}</text:span></text:p>
                </text:list-header>
              </text:list>
            </text:list-item>
            <text:list-item>
              <text:p text:style-name="P9"><text:span text:style-name="T1">Dane do widoku będą wysyłane jednym ze standardów AJAXa np. json lub xml. Co i jak dokładnie będzie wy tych danch wymaga dodatkowych </text:span><text:soft-page-break/><text:span text:style-name="T1">ustaleń już bardziej związanch z implementacją.</text:span></text:p>
            </text:list-item>
          </text:list>
        </text:list-item>
        <text:list-item>
          <text:p text:style-name="P9"><text:span text:style-name="T1">Komunikacja z modelem będzie znacznie prostrza niż z widokiem. Należy ustalić, czy kontroler po prostu wywołuje metody modelu, czy raczej kontroler tylko uruchomi proces modelu i dalej będzie się komunikował przez kolejkę blokującą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z Jakubczyk</meta:initial-creator>
    <meta:creation-date>2015-11-07T18:24:43.49</meta:creation-date>
    <dc:date>2015-11-07T20:30:37.36</dc:date>
    <dc:creator>Tomasz Jakubczyk</dc:creator>
    <meta:editing-duration>PT56M2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26" meta:word-count="307" meta:character-count="2143"/>
  </office:meta>
</office:document-meta>
</file>